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F70000061B566721927DEE103B.png" manifest:media-type="image/png"/>
  <manifest:file-entry manifest:full-path="Pictures/10000000000001C2000001CFEE5D1DAD6ED2D352.jpg" manifest:media-type="image/jpeg"/>
  <manifest:file-entry manifest:full-path="Pictures/10000201000001F4000001F4A2BB3342663ABA75.png" manifest:media-type="image/png"/>
  <manifest:file-entry manifest:full-path="Pictures/10000201000000860000008657AE5DD36627ACE9.png" manifest:media-type="image/png"/>
  <manifest:file-entry manifest:full-path="Pictures/100000000000027200000272CA5210D294D55045.jpg" manifest:media-type="image/jpeg"/>
  <manifest:file-entry manifest:full-path="Pictures/100002010000020000000200251F3E5B1EA1377F.png" manifest:media-type="image/png"/>
  <manifest:file-entry manifest:full-path="Pictures/100002010000007900000079C9989AB4735B983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solid" draw:fill-color="#ffffff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458cm" fo:min-width="0.39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822cm" fo:min-width="0.705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2.202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55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9.595cm" fo:padding-top="0cm" fo:padding-bottom="0cm" fo:padding-left="0cm" fo:padding-right="0cm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412cm" fo:padding-top="0cm" fo:padding-bottom="0cm" fo:padding-left="0cm" fo:padding-right="0cm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738cm" fo:min-width="10.446cm" fo:padding-top="0cm" fo:padding-bottom="0cm" fo:padding-left="0cm" fo:padding-right="0cm"/>
    </style:style>
    <style:style style:name="P1" style:family="paragraph">
      <loext:graphic-properties draw:fill="solid" draw:fill-color="#ffffff"/>
    </style:style>
    <style:style style:name="P2" style:family="paragraph">
      <loext:graphic-properties draw:fill="none"/>
    </style:style>
    <style:style style:name="P3" style:family="paragraph">
      <style:paragraph-properties fo:text-align="start" style:writing-mode="lr-tb"/>
    </style:style>
    <style:style style:name="P4" style:family="paragraph">
      <loext:graphic-properties draw:fill="none"/>
      <style:text-properties fo:font-size="11.1000003814697pt" style:font-size-asian="11.1000003814697pt" style:font-size-complex="11.1000003814697pt"/>
    </style:style>
    <style:style style:name="P5" style:family="paragraph">
      <loext:graphic-properties draw:fill="none"/>
      <style:text-properties fo:font-size="20pt" style:font-size-asian="20pt" style:font-size-complex="20pt"/>
    </style:style>
    <style:style style:name="P6" style:family="paragraph">
      <style:paragraph-properties fo:text-align="start" style:writing-mode="lr-tb"/>
      <style:text-properties fo:color="#407927"/>
    </style:style>
    <style:style style:name="P7" style:family="paragraph">
      <loext:graphic-properties draw:fill="none"/>
      <style:paragraph-properties fo:text-align="start" style:writing-mode="lr-tb"/>
      <style:text-properties fo:color="#407927" fo:font-size="18pt" style:font-size-asian="18pt" style:font-size-complex="18pt"/>
    </style:style>
    <style:style style:name="T1" style:family="text">
      <style:text-properties fo:color="#000000" style:font-name="DejaVu Sans" fo:font-size="11.1000003814697pt" style:font-size-asian="11.1000003814697pt" style:font-name-complex="DejaVu Sans" style:font-size-complex="11.1000003814697pt"/>
    </style:style>
    <style:style style:name="T2" style:family="text">
      <style:text-properties fo:color="#000000" style:font-name="DejaVu Sans" fo:font-size="20pt" style:font-size-asian="20pt" style:font-name-complex="DejaVu Sans" style:font-size-complex="20pt"/>
    </style:style>
    <style:style style:name="T3" style:family="text">
      <style:text-properties style:font-name="DejaVu Sans" fo:font-size="18pt" fo:font-weight="bold" style:font-size-asian="18pt" style:font-name-complex="DejaVu Sans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polygon draw:style-name="gr1" draw:text-style-name="P1" draw:layer="layout" svg:width="21cm" svg:height="29.7cm" svg:x="0cm" svg:y="0.003cm" svg:viewBox="0 0 21001 29701" draw:points="0,0 21001,0 21001,29701 0,29701">
          <text:p/>
        </draw:polygon>
        <draw:a xlink:href="https://www.farmaciamila.com.br/" xlink:type="simple" xlink:show="embed">
          <draw:frame draw:style-name="gr2" draw:text-style-name="P2" draw:layer="layout" svg:width="17.634cm" svg:height="15.8cm" svg:x="2.367cm" svg:y="-1.5cm">
            <draw:image xlink:href="Pictures/10000201000001F4000001F4A2BB3342663ABA75.png" xlink:type="simple" xlink:show="embed" xlink:actuate="onLoad">
              <text:p>d</text:p>
            </draw:image>
          </draw:frame>
        </draw:a>
        <draw:frame draw:style-name="gr3" draw:text-style-name="P4" draw:layer="layout" svg:width="0.391cm" svg:height="0.458cm" svg:x="10.499cm" svg:y="1.252cm">
          <draw:text-box>
            <text:p text:style-name="P3"><text:span text:style-name="T1"><text:s/></text:span></text:p>
          </draw:text-box>
        </draw:frame>
        <draw:frame draw:style-name="gr4" draw:text-style-name="P5" draw:layer="layout" svg:width="0.705cm" svg:height="0.822cm" svg:x="16.722cm" svg:y="4.619cm">
          <draw:text-box>
            <text:p text:style-name="P3"><text:span text:style-name="T2"><text:s/></text:span></text:p>
          </draw:text-box>
        </draw:frame>
        <draw:frame draw:style-name="gr3" draw:text-style-name="P4" draw:layer="layout" svg:width="0.391cm" svg:height="0.458cm" svg:x="7.86cm" svg:y="12.5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91cm" svg:height="0.458cm" svg:x="13.391cm" svg:y="12.46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91cm" svg:height="0.458cm" svg:x="18.401cm" svg:y="12.12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91cm" svg:height="0.458cm" svg:x="7.592cm" svg:y="17.437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91cm" svg:height="0.458cm" svg:x="13.021cm" svg:y="17.268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91cm" svg:height="0.458cm" svg:x="18.38cm" svg:y="17.282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91cm" svg:height="0.458cm" svg:x="9.264cm" svg:y="22.383cm">
          <draw:text-box>
            <text:p text:style-name="P3"><text:span text:style-name="T1"><text:s/></text:span></text:p>
          </draw:text-box>
        </draw:frame>
        <draw:frame draw:style-name="gr3" draw:text-style-name="P4" draw:layer="layout" svg:width="0.391cm" svg:height="0.458cm" svg:x="16.887cm" svg:y="22.334cm">
          <draw:text-box>
            <text:p text:style-name="P3"><text:span text:style-name="T1"><text:s/></text:span></text:p>
          </draw:text-box>
        </draw:frame>
        <draw:frame draw:style-name="gr5" draw:text-style-name="P7" draw:layer="layout" svg:width="12.202cm" svg:height="0.738cm" svg:x="4.537cm" svg:y="24.472cm">
          <draw:text-box>
            <text:p text:style-name="P6"><text:span text:style-name="T3">Rua Altamiro Guimarães,397, sl 4 </text:span></text:p>
          </draw:text-box>
        </draw:frame>
        <draw:frame draw:style-name="gr6" draw:text-style-name="P7" draw:layer="layout" svg:width="9.557cm" svg:height="0.738cm" svg:x="5.701cm" svg:y="25.265cm">
          <draw:text-box>
            <text:p text:style-name="P6"><text:span text:style-name="T3">Bairro Centro <text:s/>| <text:s/>Içara - SC </text:span></text:p>
          </draw:text-box>
        </draw:frame>
        <draw:frame draw:style-name="gr7" draw:text-style-name="P7" draw:layer="layout" svg:width="9.595cm" svg:height="0.738cm" svg:x="5.729cm" svg:y="25.96cm">
          <draw:text-box>
            <text:p text:style-name="P6"><text:span text:style-name="T3">www.farmaciamila.com.br </text:span></text:p>
          </draw:text-box>
        </draw:frame>
        <draw:a xlink:href="https://wa.me/5548998334506?text=Mensagem para a Farmácia Mila" xlink:type="simple" xlink:show="embed">
          <draw:frame draw:style-name="gr8" draw:text-style-name="P2" draw:layer="layout" svg:width="4.098cm" svg:height="4.098cm" svg:x="3.062cm" svg:y="13.694cm">
            <draw:image xlink:href="Pictures/10000201000005F70000061B566721927DEE103B.png" xlink:type="simple" xlink:show="embed" xlink:actuate="onLoad">
              <text:p/>
            </draw:image>
          </draw:frame>
        </draw:a>
        <draw:a xlink:href="mailto:farmaciamilla@gmail.com" xlink:type="simple" xlink:show="embed">
          <draw:frame draw:style-name="gr8" draw:text-style-name="P2" draw:layer="layout" svg:width="3.964cm" svg:height="3.964cm" svg:x="8.721cm" svg:y="13.462cm">
            <draw:image xlink:href="Pictures/100002010000020000000200251F3E5B1EA1377F.png" xlink:type="simple" xlink:show="embed" xlink:actuate="onLoad">
              <text:p/>
            </draw:image>
          </draw:frame>
        </draw:a>
        <draw:a xlink:href="https://goo.gl/maps/XD8nEGSPf2M2" xlink:type="simple" xlink:show="embed">
          <draw:frame draw:style-name="gr8" draw:text-style-name="P2" draw:layer="layout" svg:width="5.707cm" svg:height="5.707cm" svg:x="13.201cm" svg:y="12.795cm">
            <draw:image xlink:href="Pictures/100000000000027200000272CA5210D294D55045.jpg" xlink:type="simple" xlink:show="embed" xlink:actuate="onLoad">
              <text:p/>
            </draw:image>
          </draw:frame>
        </draw:a>
        <draw:a xlink:href="https://www.instagram.com/milafarmaciademanipulacao/" xlink:type="simple" xlink:show="embed">
          <draw:frame draw:style-name="gr8" draw:text-style-name="P2" draw:layer="layout" svg:width="3.562cm" svg:height="3.562cm" svg:x="3.327cm" svg:y="18.235cm">
            <draw:image xlink:href="Pictures/10000201000000860000008657AE5DD36627ACE9.png" xlink:type="simple" xlink:show="embed" xlink:actuate="onLoad">
              <text:p/>
            </draw:image>
          </draw:frame>
        </draw:a>
        <draw:a xlink:href="https://www.facebook.com/MilaFarmaciaDeManipulacao/" xlink:type="simple" xlink:show="embed">
          <draw:frame draw:style-name="gr8" draw:text-style-name="P2" draw:layer="layout" svg:width="3.206cm" svg:height="3.206cm" svg:x="9.092cm" svg:y="18.503cm">
            <draw:image xlink:href="Pictures/100002010000007900000079C9989AB4735B983F.png" xlink:type="simple" xlink:show="embed" xlink:actuate="onLoad">
              <text:p/>
            </draw:image>
          </draw:frame>
        </draw:a>
        <draw:a xlink:href="https://www.farmaciamila.com.br/" xlink:type="simple" xlink:show="embed">
          <draw:frame draw:style-name="gr8" draw:text-style-name="P2" draw:layer="layout" svg:width="4.777cm" svg:height="4.777cm" svg:x="14.023cm" svg:y="18.188cm">
            <draw:image xlink:href="Pictures/10000000000001C2000001CFEE5D1DAD6ED2D352.jpg" xlink:type="simple" xlink:show="embed" xlink:actuate="onLoad">
              <text:p/>
            </draw:image>
          </draw:frame>
        </draw:a>
        <draw:frame draw:style-name="gr9" draw:text-style-name="P7" draw:layer="layout" svg:width="10.412cm" svg:height="0.738cm" svg:x="5.419cm" svg:y="26.856cm">
          <draw:text-box>
            <text:p text:style-name="P6"><text:span text:style-name="T3">farmaciamilla@gmail.com.br </text:span></text:p>
          </draw:text-box>
        </draw:frame>
        <draw:frame draw:style-name="gr10" draw:text-style-name="P7" draw:layer="layout" svg:width="10.446cm" svg:height="0.738cm" svg:x="5.362cm" svg:y="27.756cm">
          <draw:text-box>
            <text:p text:style-name="P6"><text:span text:style-name="T3">48 99833-4506 <text:s/>| <text:s/>3045-0990 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20.999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9-09-17T17:16:12.567419597</dc:date>
    <meta:editing-duration>PT4M16S</meta:editing-duration>
    <meta:editing-cycles>4</meta:editing-cycles>
    <meta:generator>LibreOffice/6.0.7.3$Linux_X86_64 LibreOffice_project/00m0$Build-3</meta:generator>
    <meta:document-statistic meta:object-count="23"/>
  </office:meta>
</office:document-meta>
</file>